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leau1" style:family="table">
      <style:table-properties style:width="16.383cm" fo:margin-left="0cm" table:align="left"/>
    </style:style>
    <style:style style:name="Tableau1.A" style:family="table-column">
      <style:table-column-properties style:column-width="16.383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383cm" fo:margin-left="0cm" table:align="left"/>
    </style:style>
    <style:style style:name="Tableau2.A" style:family="table-column">
      <style:table-column-properties style:column-width="16.383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383cm" fo:margin-left="0cm" table:align="left"/>
    </style:style>
    <style:style style:name="Tableau3.A" style:family="table-column">
      <style:table-column-properties style:column-width="16.383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383cm" fo:margin-left="0cm" table:align="left"/>
    </style:style>
    <style:style style:name="Tableau4.A" style:family="table-column">
      <style:table-column-properties style:column-width="16.383cm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6.383cm" fo:margin-left="0cm" table:align="left"/>
    </style:style>
    <style:style style:name="Tableau5.A" style:family="table-column">
      <style:table-column-properties style:column-width="16.383cm"/>
    </style:style>
    <style:style style:name="Tableau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383cm" fo:margin-left="0cm" table:align="left"/>
    </style:style>
    <style:style style:name="Tableau6.A" style:family="table-column">
      <style:table-column-properties style:column-width="16.383cm"/>
    </style:style>
    <style:style style:name="Tableau6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6.383cm" fo:margin-left="0cm" table:align="left"/>
    </style:style>
    <style:style style:name="Tableau7.A" style:family="table-column">
      <style:table-column-properties style:column-width="16.383cm"/>
    </style:style>
    <style:style style:name="Tableau7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8" style:family="table">
      <style:table-properties style:width="16.383cm" fo:margin-left="0cm" table:align="left"/>
    </style:style>
    <style:style style:name="Tableau8.A" style:family="table-column">
      <style:table-column-properties style:column-width="16.383cm"/>
    </style:style>
    <style:style style:name="Tableau8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paragraph-properties fo:text-align="justify" style:justify-single-word="false"/>
    </style:style>
    <style:style style:name="P3" style:family="paragraph" style:parent-style-name="Paragraphe_20_de_20_liste">
      <style:text-properties fo:font-weight="bold" style:font-weight-asian="bold"/>
    </style:style>
    <style:style style:name="P4" style:family="paragraph" style:parent-style-name="Paragraphe_20_de_20_liste">
      <style:paragraph-properties fo:text-align="justify" style:justify-single-word="false"/>
    </style:style>
    <style:style style:name="P5" style:family="paragraph" style:parent-style-name="Paragraphe_20_de_20_liste">
      <style:paragraph-properties fo:margin-left="0cm" fo:margin-right="0cm" fo:text-indent="0cm" style:auto-text-indent="false">
        <style:tab-stops/>
      </style:paragraph-properties>
    </style:style>
    <style:style style:name="P6" style:family="paragraph" style:parent-style-name="Paragraphe_20_de_20_liste">
      <style:paragraph-properties fo:margin-left="1.905cm" fo:margin-right="0cm" fo:text-indent="0cm" style:auto-text-indent="false">
        <style:tab-stops/>
      </style:paragraph-properties>
    </style:style>
    <style:style style:name="P7" style:family="paragraph" style:parent-style-name="Paragraphe_20_de_20_liste">
      <style:text-properties fo:font-weight="bold" style:font-weight-asian="bold"/>
    </style:style>
    <style:style style:name="P8" style:family="paragraph" style:parent-style-name="Paragraphe_20_de_20_liste" style:list-style-name="L1">
      <style:text-properties fo:font-weight="bold" style:font-weight-asian="bold"/>
    </style:style>
    <style:style style:name="P9" style:family="paragraph" style:parent-style-name="Paragraphe_20_de_20_liste" style:list-style-name="L1">
      <style:text-properties fo:font-weight="bold" style:font-weight-asian="bold" style:font-weight-complex="bold"/>
    </style:style>
    <style:style style:name="P10" style:family="paragraph" style:parent-style-name="Paragraphe_20_de_20_liste" style:list-style-name="L2">
      <style:paragraph-properties fo:text-align="justify" style:justify-single-word="false"/>
    </style:style>
    <style:style style:name="P11" style:family="paragraph" style:parent-style-name="Paragraphe_20_de_20_liste" style:list-style-name="L3">
      <style:paragraph-properties fo:text-align="justify" style:justify-single-word="false"/>
    </style:style>
    <style:style style:name="P12" style:family="paragraph" style:parent-style-name="Paragraphe_20_de_20_liste" style:list-style-name="L4">
      <style:paragraph-properties fo:text-align="justify" style:justify-single-word="false"/>
    </style:style>
    <style:style style:name="P13" style:family="paragraph" style:parent-style-name="Paragraphe_20_de_20_liste" style:list-style-name="L4"/>
    <style:style style:name="P14" style:family="paragraph" style:parent-style-name="Paragraphe_20_de_20_liste">
      <style:paragraph-properties fo:margin-left="0cm" fo:margin-right="0cm" fo:text-indent="0cm" style:auto-text-indent="false">
        <style:tab-stops/>
      </style:paragraph-properties>
    </style:style>
    <style:style style:name="P15" style:family="paragraph" style:parent-style-name="Paragraphe_20_de_20_liste">
      <style:paragraph-properties fo:margin-left="0cm" fo:margin-right="0cm" fo:text-indent="0cm" style:auto-text-indent="false">
        <style:tab-stops/>
      </style:paragraph-properties>
      <style:text-properties officeooo:paragraph-rsid="001f4634"/>
    </style:style>
    <style:style style:name="P16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1f4634" style:font-style-asian="italic"/>
    </style:style>
    <style:style style:name="T3" style:family="text">
      <style:text-properties fo:color="#ff0000"/>
    </style:style>
    <style:style style:name="T4" style:family="text">
      <style:text-properties officeooo:rsid="001f4634"/>
    </style:style>
    <style:style style:name="T5" style:family="text">
      <style:text-properties fo:font-weight="bold" style:font-weight-asian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3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6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3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3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6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3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3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6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3cm" fo:margin-left="1.905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3cm" fo:margin-left="3.175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3cm" fo:margin-left="4.445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3cm" fo:margin-left="5.71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3cm" fo:margin-left="6.98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3cm" fo:margin-left="8.255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3cm" fo:margin-left="9.525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3cm" fo:margin-left="10.795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3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3cm" fo:margin-left="1.905cm"/>
        </style:list-level-properties>
        <style:text-properties style:font-name="Times New Roman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3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3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3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3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3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3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3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3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3cm" fo:margin-left="1.905cm"/>
        </style:list-level-properties>
        <style:text-properties style:font-name="Times New Roman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3cm" fo:margin-left="3.17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3cm" fo:margin-left="4.44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3cm" fo:margin-left="5.71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3cm" fo:margin-left="6.98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3cm" fo:margin-left="8.25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3cm" fo:margin-left="9.52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3cm" fo:margin-left="10.79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3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ocumentation de stratégies locales d’inclusion numérique</text:p>
      <text:p text:style-name="P1"/>
      <text:p text:style-name="P2">L’objectif est de documenter l’élaboration et la mise en place de stratégies locales d’inclusion numérique afin de permettre l’échange de bonnes pratiques.</text:p>
      <text:p text:style-name="Normal"/>
      <text:list xml:id="list3215882286" text:style-name="L1">
        <text:list-header>
          <text:p text:style-name="P8"><text:span text:style-name="T4">1. </text:span>Présentation</text:p>
        </text:list-header>
      </text:list>
      <text:p text:style-name="Paragraphe_20_de_20_liste"/>
      <text:list xml:id="list1114153290" text:style-name="L2">
        <text:list-item>
          <text:p text:style-name="P10">Nom de votre collectivité </text:p>
        </text:list-item>
        <text:list-item>
          <text:p text:style-name="P10">Services / directions en charge des thématiques liées à l’inclusion numérique</text:p>
        </text:list-item>
      </text:list>
      <text:p text:style-name="Paragraphe_20_de_20_liste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Police_20_par_20_défaut"><text:span text:style-name="T1">(5 lignes maximum)</text:span></text:span></text:p>
            <text:p text:style-name="P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7475166324" text:style-name="L1">
        <text:list-header>
          <text:p text:style-name="P9"><text:span text:style-name="T4">2. </text:span>Contexte</text:p>
        </text:list-header>
      </text:list>
      <text:p text:style-name="Paragraphe_20_de_20_liste"/>
      <text:list xml:id="list2383638685" text:style-name="L3">
        <text:list-item>
          <text:p text:style-name="P11">Comment en êtes-vous venu à vous intéresser aux enjeux de l’inclusion numérique ?</text:p>
        </text:list-item>
      </text:list>
      <text:p text:style-name="P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Police_20_par_20_défaut"><text:span text:style-name="T1">(5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7333965352" text:style-name="L1">
        <text:list-header>
          <text:p text:style-name="P8"><text:span text:style-name="T4">3. </text:span>Objectifs </text:p>
        </text:list-header>
      </text:list>
      <text:p text:style-name="Paragraphe_20_de_20_liste"/>
      <text:list xml:id="list605997860" text:style-name="L4">
        <text:list-item>
          <text:p text:style-name="P12">Qu’attendez-vous de la mise en place de votre stratégie locale d’inclusion numérique ?</text:p>
        </text:list-item>
      </text:list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<text:span text:style-name="Police_20_par_20_défaut"><text:span text:style-name="T1">(5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7319112363" text:style-name="L1">
        <text:list-header>
          <text:p text:style-name="P8"><text:span text:style-name="T4">4. </text:span>Elaboration et mise en place <text:s/></text:p>
        </text:list-header>
      </text:list>
      <text:p text:style-name="Paragraphe_20_de_20_liste"/>
      <text:list xml:id="list180336940101396" text:style-name="L4">
        <text:list-item>
          <text:p text:style-name="P12">Quelles sont les étapes de ce processus ? </text:p>
        </text:list-item>
        <text:list-item>
          <text:p text:style-name="P12">Quelle méthodologie avez-vous suivie ? </text:p>
        </text:list-item>
        <text:list-item>
          <text:p text:style-name="P12">Avec quels acteurs avez-vous travaillé ?</text:p>
        </text:list-item>
        <text:list-item>
          <text:p text:style-name="P12">Êtes-vous accompagnés par un tiers (association, bureau d’études, …) pour réaliser votre démarche ?</text:p>
        </text:list-item>
        <text:list-item>
          <text:p text:style-name="P12">Cette stratégie s’inscrit-elle dans un document de cadrage plus large (SDAASAP, SDUSN, SCORAN …) ?</text:p>
        </text:list-item>
      </text:list>
      <text:p text:style-name="P2"><text:soft-page-break/></text:p>
      <text:p text:style-name="P2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<text:span text:style-name="Police_20_par_20_défaut"><text:span text:style-name="T1">(15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6511457910" text:style-name="L1">
        <text:list-header>
          <text:p text:style-name="P8"><text:span text:style-name="T4">5. </text:span>Moyens mis en œuvre </text:p>
        </text:list-header>
      </text:list>
      <text:p text:style-name="Paragraphe_20_de_20_liste"/>
      <text:list xml:id="list180338327298756" text:style-name="L4">
        <text:list-item>
          <text:p text:style-name="P13">Quels sont<text:span text:style-name="Police_20_par_20_défaut"><text:span text:style-name="T3"> </text:span></text:span>les moyens financiers mobilisés pour cette stratégie locale ? </text:p>
        </text:list-item>
        <text:list-item>
          <text:p text:style-name="P12">Quels sont les moyens humains mobilisés ? </text:p>
        </text:list-item>
        <text:list-item>
          <text:p text:style-name="P12">Quelle est votre stratégie de communication ?</text:p>
        </text:list-item>
      </text:list>
      <text:p text:style-name="Normal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<text:span text:style-name="Police_20_par_20_défaut"><text:span text:style-name="T1">(15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8176543146" text:style-name="L1">
        <text:list-header>
          <text:p text:style-name="P8"><text:span text:style-name="T4">6. </text:span>Retours d’expériences</text:p>
        </text:list-header>
      </text:list>
      <text:p text:style-name="Paragraphe_20_de_20_liste"/>
      <text:list xml:id="list180337961376177" text:style-name="L4">
        <text:list-item>
          <text:p text:style-name="P12">Quelles sont les difficultés rencontrées dans la mise en œuvre de la stratégie locale ?</text:p>
        </text:list-item>
        <text:list-item>
          <text:p text:style-name="P12">Quels sont les facteurs clés de succès ? </text:p>
        </text:list-item>
      </text:list>
      <text:p text:style-name="Normal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5"><text:span text:style-name="Police_20_par_20_défaut"><text:span text:style-name="T1">(15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  <text:list xml:id="list180337412924353" text:style-name="L1">
        <text:list-header>
          <text:p text:style-name="P8"><text:span text:style-name="T4">7. </text:span>Impacts</text:p>
        </text:list-header>
      </text:list>
      <text:p text:style-name="Paragraphe_20_de_20_liste"/>
      <text:list xml:id="list180336463461311" text:style-name="L4">
        <text:list-item>
          <text:p text:style-name="P12">Avez-vous mis en place des dispositifs de mesure d’impact (indicateurs, outils d’évaluation…) ? </text:p>
        </text:list-item>
      </text:list>
      <text:p text:style-name="Normal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5"><text:span text:style-name="Police_20_par_20_défaut"><text:span text:style-name="T1">(10 lignes maximum)</text:span></text:span> </text:p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P3"/>
      <text:p text:style-name="P3"/>
      <text:p text:style-name="P3"/>
      <text:list xml:id="list180338261034508" text:style-name="L1">
        <text:list-header>
          <text:p text:style-name="P8"><text:soft-page-break/><text:span text:style-name="T4">8. </text:span>Contact (facultatif)</text:p>
        </text:list-header>
      </text:list>
      <text:p text:style-name="P4"/>
      <text:list xml:id="list180337687286308" text:style-name="L4">
        <text:list-item>
          <text:p text:style-name="P12">Accepteriez-vous d’être contacté en tant que référent sur le sujet par d’autres territoires ? Si oui, merci de renseigner vos coordonnées. </text:p>
        </text:list-item>
      </text:list>
      <text:p text:style-name="P6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5"><text:span text:style-name="Police_20_par_20_défaut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span><text:span text:style-name="Police_20_par_20_défaut"><text:span text:style-name="T2">.</text:span>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_20_body" style:class="text">
      <style:paragraph-properties fo:margin-top="0.529cm" fo:margin-bottom="0.141cm" loext:contextual-spacing="false" fo:hyphenation-ladder-count="no-limit" fo:padding="0cm" fo:border-left="none" fo:border-right="none" fo:border-top="none" fo:border-bottom="3pt solid #000001" style:shadow="none"/>
      <style:text-properties fo:color="#000000" fo:font-size="36pt" fo:font-weight="bold" style:font-size-asian="36pt" style:font-weight-asian="bold" fo:hyphenate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20pt" fo:font-weight="bold" style:font-name-asian="Arial" style:font-family-asian="Arial" style:font-family-generic-asian="swiss" style:font-pitch-asian="variable" style:font-size-asian="20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3" style:display-name="Heading 3" style:family="paragraph" style:paren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000000" style:font-name="Arial" fo:font-family="Arial" style:font-family-generic="swiss" style:font-pitch="variable" fo:font-size="18pt" fo:font-style="italic" fo:font-weight="bold" style:font-name-asian="Arial" style:font-family-asian="Arial" style:font-family-generic-asian="swiss" style:font-pitch-asian="variable" style:font-size-asian="18pt" style:font-style-asian="italic" style:font-weight-asian="bold" style:font-name-complex="Arial" style:font-family-complex="Arial" style:font-family-generic-complex="swiss" style:font-pitch-complex="variable" style:font-size-complex="18pt" style:font-style-complex="italic" style:font-weight-complex="bold" fo:hyphenate="false"/>
    </style:style>
    <style:style style:name="Heading_20_4" style:display-name="Heading 4" style:family="paragraph" style:paren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ize-complex="16pt" fo:hyphenate="false"/>
    </style:style>
    <style:style style:name="Heading_20_5" style:display-name="Heading 5" style:family="paragraph" style:paren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 fo:hyphenate="false"/>
    </style:style>
    <style:style style:name="Heading_20_6" style:display-name="Heading 6" style:family="paragraph" style:paren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32323" style:font-name="Arial" fo:font-family="Arial" style:font-family-generic="swiss" style:font-pitch="variable" fo:font-size="14pt" fo:font-style="italic" style:font-name-asian="Arial" style:font-family-asian="Arial" style:font-family-generic-asian="swiss" style:font-pitch-asian="variable" style:font-size-asian="14pt" style:font-style-asian="italic" style:font-name-complex="Arial" style:font-family-complex="Arial" style:font-family-generic-complex="swiss" style:font-pitch-complex="variable" style:font-size-complex="14pt" style:font-style-complex="italic" fo:hyphenate="false"/>
    </style:style>
    <style:style style:name="Heading_20_7" style:display-name="Heading 7" style:family="paragraph" style:paren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606060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paren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44444" style:font-name="Arial" fo:font-family="Arial" style:font-family-generic="swiss" style:font-pitch="variable" fo:font-size="11.5pt" fo:font-style="italic" style:font-name-asian="Arial" style:font-family-asian="Arial" style:font-family-generic-asian="swiss" style:font-pitch-asian="variable" style:font-size-asian="11.5pt" style:font-style-asian="italic" style:font-name-complex="Arial" style:font-family-complex="Arial" style:font-family-generic-complex="swiss" style:font-pitch-complex="variable" style:font-size-complex="11.5pt" style:font-style-complex="italic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Normal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Subtitle" style:family="paragraph" style:parent-style-name="Normal" style:class="chapter">
      <style:paragraph-properties fo:hyphenation-ladder-count="no-limit"/>
      <style:text-properties fo:color="#444444" fo:font-size="26pt" fo:font-style="italic" style:font-size-asian="26pt" style:font-style-asian="italic" fo:hyphenate="false"/>
    </style:style>
    <style:style style:name="Citation" style:family="paragraph" style:parent-style-name="Normal">
      <style:paragraph-properties fo:margin-left="6.001cm" fo:margin-right="0cm" fo:hyphenation-ladder-count="no-limit" fo:text-indent="0cm" style:auto-text-indent="false" fo:padding-left="0.388cm" fo:padding-right="0cm" fo:padding-top="0cm" fo:padding-bottom="0.106cm" fo:border-left="1.5pt solid #a6a6a6" fo:border-right="none" fo:border-top="none" fo:border-bottom="1.5pt solid #a6a6a6" style:shadow="none">
        <style:tab-stops/>
      </style:paragraph-properties>
      <style:text-properties fo:color="#373737" fo:font-size="9pt" fo:font-style="italic" style:font-size-asian="9pt" style:font-style-asian="italic" fo:hyphenate="false"/>
    </style:style>
    <style:style style:name="Citation_20_intense" style:display-name="Citation intense" style:family="paragraph" style:parent-style-name="Normal">
      <loext:graphic-properties draw:fill="solid" draw:fill-color="#d9d9d9" draw:opacity="100%"/>
      <style:paragraph-properties fo:margin-left="1cm" fo:margin-right="1cm" fo:hyphenation-ladder-count="no-limit" fo:text-indent="0cm" style:auto-text-indent="false" fo:background-color="#d9d9d9" fo:padding-left="0.388cm" fo:padding-right="0.388cm" fo:padding-top="0.106cm" fo:padding-bottom="0.106cm" fo:border="0.51pt solid #808080" style:shadow="none">
        <style:tab-stops/>
      </style:paragraph-properties>
      <style:text-properties fo:color="#606060" fo:font-size="9.5pt" fo:font-style="italic" style:font-size-asian="9.5pt" style:font-style-asian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font-size="11pt" style:font-size-asian="11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12.599cm" style:type="center"/>
          <style:tab-stop style:position="25.201cm" style:type="right"/>
        </style:tab-stops>
      </style:paragraph-properties>
      <style:text-properties fo:color="#000000" fo:font-size="11pt" style:font-size-asian="11pt" fo:hyphenate="false"/>
    </style:style>
    <style:style style:name="Footnote" style:family="paragraph" style:parent-style-name="Normal" style:class="extra">
      <style:paragraph-properties fo:hyphenation-ladder-count="no-limit"/>
      <style:text-properties fo:font-size="10pt" style:font-size-asian="10pt" fo:hyphenate="false"/>
    </style:style>
    <style:style style:name="Sans_20_interligne" style:display-name="Sans interligne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language-asian="fr" style:country-asian="FR" style:font-name-complex="Times New Roman" style:font-family-complex="'Times New Roman'" style:font-family-generic-complex="roman" style:font-pitch-complex="variable" style:font-size-complex="12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Text_20_Char" style:display-name="Footnote Text Char" style:family="text" style:parent-style-name="Police_20_par_20_défaut">
      <style:text-properties fo:font-size="10pt" style:font-size-asian="10pt"/>
    </style:style>
    <style:style style:name="Appel_20_note_20_de_20_bas_20_de_20_p." style:display-name="Appel note de bas de p." style:family="text" style:parent-style-name="Police_20_par_20_défaut">
      <style:text-properties style:text-position="super 64%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language-asian="fr" style:country-asian="FR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 LibreOffice_project/4014ce260a04f1026ba855d3b8d91541c224eab8</meta:generator>
    <dc:title/>
    <dc:description/>
    <dc:subject/>
    <meta:initial-creator>AUJARD Berangere</meta:initial-creator>
    <meta:creation-date>2018-06-28T16:03:00Z</meta:creation-date>
    <dc:date>2018-06-28T18:08:26.842000000</dc:date>
    <meta:editing-cycles>3</meta:editing-cycles>
    <meta:editing-duration>PT4M51S</meta:editing-duration>
    <meta:document-statistic meta:table-count="8" meta:image-count="0" meta:object-count="0" meta:page-count="3" meta:paragraph-count="41" meta:word-count="269" meta:character-count="3315" meta:non-whitespace-character-count="3085"/>
    <meta:user-defined meta:name="AppVersion">3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